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T Sans" svg:font-family="'PT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16.50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="0.053cm" fo:border="none">
        <style:background-image/>
      </style:table-cell-properties>
    </style:style>
    <style:style style:name="Таблица2" style:family="table">
      <style:table-properties style:width="16.501cm" fo:margin-left="0cm" fo:margin-top="0cm" fo:margin-bottom="0cm" table:align="left" style:writing-mode="lr-tb"/>
    </style:style>
    <style:style style:name="Таблица2.A" style:family="table-column">
      <style:table-column-properties style:column-width="16.50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53cm" fo:border="none"/>
    </style:style>
    <style:style style:name="Таблица3" style:family="table">
      <style:table-properties style:width="16.501cm" fo:margin-left="0cm" fo:margin-top="0cm" fo:margin-bottom="0cm" table:align="left" style:writing-mode="lr-tb"/>
    </style:style>
    <style:style style:name="Таблица3.A" style:family="table-column">
      <style:table-column-properties style:column-width="16.50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fffff" fo:padding="0.053cm" fo:border="none">
        <style:background-image/>
      </style:table-cell-properties>
    </style:style>
    <style:style style:name="P1" style:family="paragraph" style:parent-style-name="Normal_20__28_Web_29_">
      <loext:graphic-properties draw:fill="solid" draw:fill-color="#ffffff"/>
      <style:paragraph-properties fo:margin-top="0.265cm" fo:margin-bottom="0.265cm" style:contextual-spacing="false" style:line-height-at-least="0.72cm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.265cm" fo:margin-bottom="0.265cm" style:contextual-spacing="false" style:line-height-at-least="0.72cm" fo:text-align="justify" style:justify-single-word="false" fo:background-color="#ffffff"/>
    </style:style>
    <style:style style:name="P3" style:family="paragraph" style:parent-style-name="Standard" style:list-style-name="WWNum1">
      <loext:graphic-properties draw:fill="solid" draw:fill-color="#ffffff"/>
      <style:paragraph-properties fo:margin-top="0cm" fo:margin-bottom="0cm" style:contextual-spacing="false" style:line-height-at-least="0.72cm" fo:text-align="justify" style:justify-single-word="false" fo:background-color="#ffffff"/>
    </style:style>
    <style:style style:name="P4" style:family="paragraph" style:parent-style-name="Standard">
      <loext:graphic-properties draw:fill="solid" draw:fill-color="#ffffff"/>
      <style:paragraph-properties fo:margin-top="0.265cm" fo:margin-bottom="0.265cm" style:contextual-spacing="false" style:line-height-at-least="0.72cm" fo:text-align="justify" style:justify-single-word="false" fo:background-color="#ffffff"/>
    </style:style>
    <style:style style:name="P5" style:family="paragraph" style:parent-style-name="Standard" style:list-style-name="WWNum2">
      <loext:graphic-properties draw:fill="solid" draw:fill-color="#ffffff"/>
      <style:paragraph-properties fo:margin-left="0cm" fo:margin-right="0cm" fo:margin-top="0cm" fo:margin-bottom="0cm" style:contextual-spacing="false" style:line-height-at-least="0.72cm" fo:text-align="justify" style:justify-single-word="false" fo:text-indent="-0.635cm" style:auto-text-indent="false" fo:background-color="#ffffff"/>
    </style:style>
    <style:style style:name="P6" style:family="paragraph" style:parent-style-name="Standard">
      <loext:graphic-properties draw:fill="solid" draw:fill-color="#ffffff"/>
      <style:paragraph-properties fo:margin-top="0.265cm" fo:margin-bottom="0.265cm" style:contextual-spacing="false" style:line-height-at-least="0.72cm" fo:background-color="#ffffff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</style:style>
    <style:style style:name="P8" style:family="paragraph" style:parent-style-name="Standard" style:list-style-name="">
      <loext:graphic-properties draw:fill="solid" draw:fill-color="#ffffff"/>
      <style:paragraph-properties fo:margin-top="0cm" fo:margin-bottom="0.494cm" style:contextual-spacing="false" fo:line-height="100%" fo:background-color="#ffffff"/>
    </style:style>
    <style:style style:name="P9" style:family="paragraph" style:parent-style-name="Standard" style:list-style-name="WWNum3">
      <loext:graphic-properties draw:fill="solid" draw:fill-color="#ffffff"/>
      <style:paragraph-properties fo:margin-top="0.494cm" fo:margin-bottom="0cm" style:contextual-spacing="false" fo:line-height="100%" fo:background-color="#ffffff"/>
    </style:style>
    <style:style style:name="P10" style:family="paragraph" style:parent-style-name="Standard" style:list-style-name="WWNum3">
      <loext:graphic-properties draw:fill="solid" draw:fill-color="#ffffff"/>
      <style:paragraph-properties fo:margin-top="0cm" fo:margin-bottom="0.494cm" style:contextual-spacing="false" fo:line-height="100%" fo:background-color="#ffffff"/>
    </style:style>
    <style:style style:name="P11" style:family="paragraph" style:parent-style-name="Standard" style:list-style-name="WWNum3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12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fo:color="#333333" loext:opacity="100%" style:font-name="Arial" fo:font-size="11.5pt" style:font-name-asian="Times New Roman1" style:font-size-asian="11.5pt" style:language-asian="ru" style:country-asian="RU" style:font-name-complex="Arial1" style:font-size-complex="11.5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Standard" style:list-style-name="">
      <loext:graphic-properties draw:fill="solid" draw:fill-color="#ffffff"/>
      <style:paragraph-properties fo:margin-top="0cm" fo:margin-bottom="0.494cm" style:contextual-spacing="false" fo:line-height="100%" fo:background-color="#ffffff"/>
      <style:text-properties fo:color="#212529" loext:opacity="100%" style:font-name="Segoe UI" fo:font-size="13.5pt" style:font-name-asian="Times New Roman1" style:font-size-asian="13.5pt" style:language-asian="ru" style:country-asian="RU" style:font-name-complex="Segoe UI1" style:font-size-complex="13.5pt"/>
    </style:style>
    <style:style style:name="T1" style:family="text">
      <style:text-properties fo:color="#0070a8" loext:opacity="100%" style:font-name="PT Sans" style:text-underline-style="none"/>
    </style:style>
    <style:style style:name="T2" style:family="text">
      <style:text-properties fo:color="#0070a8" loext:opacity="100%" style:font-name="PT Sans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fo:color="#0070a8" loext:opacity="100%" style:font-name="PT Sans" fo:font-size="10.5pt" style:font-name-asian="Times New Roman1" style:font-size-asian="10.5pt" style:language-asian="ru" style:country-asian="RU" style:font-name-complex="Times New Roman1" style:font-size-complex="10.5pt"/>
    </style:style>
    <style:style style:name="T4" style:family="text">
      <style:text-properties fo:color="#000000" loext:opacity="100%" style:font-name="PT Sans"/>
    </style:style>
    <style:style style:name="T5" style:family="text">
      <style:text-properties fo:color="#476676" loext:opacity="100%" style:font-name="PT Sans" fo:font-size="15pt" style:font-name-asian="Times New Roman1" style:font-size-asian="15pt" style:language-asian="ru" style:country-asian="RU" style:font-name-complex="Times New Roman1" style:font-size-complex="15pt"/>
    </style:style>
    <style:style style:name="T6" style:family="text">
      <style:text-properties fo:color="#4b69bf" loext:opacity="100%" style:font-name="Arial" fo:font-size="11.5pt" fo:font-weight="bold" style:font-name-asian="Times New Roman1" style:font-size-asian="11.5pt" style:language-asian="ru" style:country-asian="RU" style:font-weight-asian="bold" style:font-name-complex="Arial1" style:font-size-complex="11.5pt" style:font-weight-complex="bold"/>
    </style:style>
    <style:style style:name="T7" style:family="text">
      <style:text-properties fo:color="#4b69bf" loext:opacity="100%" style:font-name="Arial" fo:font-size="11.5pt" style:font-name-asian="Times New Roman1" style:font-size-asian="11.5pt" style:language-asian="ru" style:country-asian="RU" style:font-name-complex="Arial1" style:font-size-complex="11.5pt"/>
    </style:style>
    <style:style style:name="T8" style:family="text">
      <style:text-properties fo:color="#4b69bf" loext:opacity="100%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9" style:family="text">
      <style:text-properties fo:color="#333333" loext:opacity="100%" style:font-name="Arial" fo:font-size="11.5pt" style:font-name-asian="Times New Roman1" style:font-size-asian="11.5pt" style:language-asian="ru" style:country-asian="RU" style:font-name-complex="Arial1" style:font-size-complex="11.5pt"/>
    </style:style>
    <style:style style:name="T10" style:family="text">
      <style:text-properties fo:color="#212529" loext:opacity="100%" style:font-name="Segoe UI" fo:font-size="13.5pt" style:font-name-asian="Times New Roman1" style:font-size-asian="13.5pt" style:language-asian="ru" style:country-asian="RU" style:font-name-complex="Segoe UI1" style:font-size-complex="13.5pt"/>
    </style:style>
    <style:style style:name="T11" style:family="text">
      <style:text-properties fo:color="#212529" loext:opacity="100%" style:font-name="Consolas" fo:font-size="10pt" style:font-name-asian="Times New Roman1" style:font-size-asian="10pt" style:language-asian="ru" style:country-asian="RU" style:font-name-complex="Courier New2" style:font-size-complex="10pt"/>
    </style:style>
    <style:style style:name="T1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Федеральные законы</text:p>
      <text:p text:style-name="P1"><text:a xlink:type="simple" xlink:href="http://pravo.gov.ru/proxy/ips/?docbody=&amp;nd=102088054" office:target-frame-name="_blank" xlink:show="new" text:style-name="Internet_20_link" text:visited-style-name="Visited_20_Internet_20_Link"><text:span text:style-name="Internet_20_link"><text:span text:style-name="T1">Федеральный закон от 27 июля 2004 г. № 79-ФЗ "О государственной гражданской службе Российской Федерации" </text:span></text:span></text:a></text:p>
      <text:p text:style-name="P2"><text:a xlink:type="simple" xlink:href="http://pravo.gov.ru/proxy/ips/?docbody=&amp;nd=102126657" office:target-frame-name="_blank" xlink:show="new" text:style-name="Internet_20_link" text:visited-style-name="Visited_20_Internet_20_Link"><text:span text:style-name="Internet_20_link"><text:span text:style-name="T1">Федеральный закон от 25 декабря 2008 г. № 273-ФЗ "О противодействии коррупции" </text:span></text:span></text:a><text:span text:style-name="T4"><text:line-break/></text:span></text:p>
      <text:p text:style-name="P2"><text:a xlink:type="simple" xlink:href="http://pravo.gov.ru/proxy/ips/?docbody=&amp;nd=102131168" office:target-frame-name="_blank" xlink:show="new" text:style-name="Internet_20_link" text:visited-style-name="Visited_20_Internet_20_Link"><text:span text:style-name="Internet_20_link"><text:span text:style-name="T1">Федеральный закон от 17 июля 2009 г. № 172-ФЗ "Об антикоррупционной экспертизе нормативных правовых актов и проектов нормативных правовых актов" </text:span></text:span></text:a><text:span text:style-name="T4"><text:line-break/></text:span></text:p>
      <text:p text:style-name="P2"><text:a xlink:type="simple" xlink:href="http://pravo.gov.ru/proxy/ips/?docbody=&amp;nd=102161337" office:target-frame-name="_blank" xlink:show="new" text:style-name="Internet_20_link" text:visited-style-name="Visited_20_Internet_20_Link"><text:span text:style-name="Internet_20_link"><text:span text:style-name="T1">Федеральный закон от 3 декабря 2012 г. № 230-ФЗ "О контроле за соответствием расходов лиц, замещающих государственные должности, и иных лиц их доходам" </text:span></text:span></text:a><text:span text:style-name="T4"><text:line-break/></text:span></text:p>
      <text:p text:style-name="P2"><text:a xlink:type="simple" xlink:href="http://pravo.gov.ru/proxy/ips/?docbody=&amp;nd=102165163" office:target-frame-name="_blank" xlink:show="new" text:style-name="Internet_20_link" text:visited-style-name="Visited_20_Internet_20_Link"><text:span text:style-name="Internet_20_link"><text:span text:style-name="T1">Федеральный закон от 7 мая 2013 г. № 79-ФЗ "О запрете отдельным категориям лиц открывать и иметь счета (вклады), хранить наличные денежные средства и ценности в иностранных банках, расположенных за пределами территории Российской Федерации, владеть и (или) пользоваться иностранными финансовыми инструментами" </text:span></text:span></text:a><text:span text:style-name="T4"><text:line-break/></text:span></text:p>
      <text:p text:style-name="P2"><text:a xlink:type="simple" xlink:href="http://pravo.gov.ru/proxy/ips/?docbody=&amp;nd=102152616" office:target-frame-name="_blank" xlink:show="new" text:style-name="Internet_20_link" text:visited-style-name="Visited_20_Internet_20_Link"><text:span text:style-name="Internet_20_link"><text:span text:style-name="T1">Федеральный закон от 30 ноября 2011 г. № 342-ФЗ "О службе в органах внутренних дел Российской Федерации и внесении изменений в отдельные законодательные акты Российской Федерации" </text:span></text:span></text:a></text:p>
      <text:p text:style-name="P2"><text:a xlink:type="simple" xlink:href="http://pravo.gov.ru/proxy/ips/?docbody=&amp;nd=102145133" office:target-frame-name="_blank" xlink:show="new" text:style-name="Internet_20_link" text:visited-style-name="Visited_20_Internet_20_Link"><text:span text:style-name="Internet_20_link"><text:span text:style-name="T1">Федеральный закон от 7 февраля 2011 г. № 3-ФЗ "О полиции"</text:span></text:span></text:a></text:p>
      <text:p text:style-name="P2"><text:a xlink:type="simple" xlink:href="http://www.pravo.gov.ru/proxy/ips/?docbody=&amp;link_id=8&amp;nd=102108261" office:target-frame-name="_blank" xlink:show="new" text:style-name="Internet_20_link" text:visited-style-name="Visited_20_Internet_20_Link"><text:span text:style-name="Internet_20_link"><text:span text:style-name="T1">Федеральный закон от 27 июля 2006 г. № 152-ФЗ "О персональных данных"</text:span></text:span></text:a></text:p>
      <text:p text:style-name="P2"><text:a xlink:type="simple" xlink:href="http://pravo.gov.ru/proxy/ips/?docbody=&amp;nd=102105334" office:target-frame-name="_blank" xlink:show="new" text:style-name="Internet_20_link" text:visited-style-name="Visited_20_Internet_20_Link"><text:span text:style-name="Internet_20_link"><text:span text:style-name="T1">Федеральный закон от 8 марта 2006 г. № 40-ФЗ "О ратификации Конвенции Организации Объединенных Наций против коррупции"</text:span></text:span></text:a></text:p>
      <text:p text:style-name="P2"><text:a xlink:type="simple" xlink:href="http://pravo.gov.ru/proxy/ips/?docbody=&amp;nd=102108166" office:target-frame-name="_blank" xlink:show="new" text:style-name="Internet_20_link" text:visited-style-name="Visited_20_Internet_20_Link"><text:span text:style-name="Internet_20_link"><text:span text:style-name="T1">Федеральный закон от 25 июля 2006 г. № 125-ФЗ "О ратификации Конвенции об уголовной ответственности за коррупцию"</text:span></text:span></text:a></text:p>
      <text:list text:style-name="WWNum1">
        <text:list-item>
          <text:h text:style-name="P3" text:outline-level="2"><text:span text:style-name="T5">Указы Президента Российской Федерации</text:span></text:h>
        </text:list-item>
      </text:list>
      <text:p text:style-name="P4"><text:a xlink:type="simple" xlink:href="http://pravo.gov.ru/proxy/ips/?docbody=&amp;link_id=0&amp;nd=603002139&amp;intelsearch=%20&amp;firstDoc=1" office:target-frame-name="_blank" xlink:show="new" text:style-name="Default_20_Style" text:visited-style-name="Default_20_Style"><text:soft-page-break/><text:span text:style-name="T2">Указ Президента Российской Федерации от 25 апреля 2022 года № 232 «О государственной информационной системе в области противодействия коррупции «Посейдон» и внесении изменений в некоторые акты Президента Российской Федерации»</text:span></text:a></text:p>
      <text:p text:style-name="P6"><text:a xlink:type="simple" xlink:href="http://pravo.gov.ru/proxy/ips/?docbody=&amp;link_id=1&amp;nd=602370769&amp;intelsearch=" office:target-frame-name="_blank" xlink:show="new" text:style-name="Default_20_Style" text:visited-style-name="Default_20_Style"><text:span text:style-name="T2">Указ Президента Российской Федерации от 16 августа 2021 г. № 478 «О Национальном плане противодействия коррупции на 2021 - 2024 годы»</text:span></text:a></text:p>
      <text:p text:style-name="P6"><text:a xlink:type="simple" xlink:href="http://pravo.gov.ru/proxy/ips/?docbody=&amp;nd=102474013&amp;intelsearch=%D3%EA%E0%E7+%CF%F0%E5%E7%E8%E4%E5%ED%F2%E0+%D0%EE%F1%F1%E8%E9%F1%EA%EE%E9+%D4%E5%E4%E5%F0%E0%F6%E8%E8+%EE%F2+29+%E8%FE%ED%FF+2018+%E3.+%B9378+%AB%CE+%CD%E0%F6%E8%EE%ED%E0%EB%FC%ED%EE%EC+%EF%EB%E0%ED%E5+%EF%F0%EE%F2%E8%E2%EE%E4%E5%E9%F1%F2%E2%E8%FF+%EA%EE%F0%F0%F3%EF%F6%E8%E8+%ED%E0+2018+-+2020+%E3%EE%E4%FB%BB" office:target-frame-name="_blank" xlink:show="new" text:style-name="Default_20_Style" text:visited-style-name="Default_20_Style"><text:span text:style-name="T2">Указ Президента Российской Федерации от 29 июня 2018 г. № 378 «О Национальном плане противодействия коррупции на 2018 - 2020 годы»</text:span></text:a></text:p>
      <text:p text:style-name="P4"><text:a xlink:type="simple" xlink:href="http://pravo.gov.ru/proxy/ips/?docbody=&amp;nd=102393795&amp;intelsearch=%F3%EA%E0%E7+147" office:target-frame-name="_blank" xlink:show="new" text:style-name="Default_20_Style" text:visited-style-name="Default_20_Style"><text:span text:style-name="T2">Указ Президента Российской Федерации от 1 апреля 2016 г. № 147  «О Национальном плане противодействия коррупции на 2016-2017 годы»</text:span></text:a></text:p>
      <text:p text:style-name="P4"><text:a xlink:type="simple" xlink:href="http://pravo.gov.ru/proxy/ips/?docbody=&amp;nd=102384556&amp;intelsearch=650+%F3%EA%E0%E7+%EE%F2+22.12.2015" office:target-frame-name="_blank" xlink:show="new" text:style-name="Default_20_Style" text:visited-style-name="Default_20_Style"><text:span text:style-name="T2">Указ Президента Российской Федерации от 22 декабря 2015 г. № 650 «О порядке сообщения лицами, замещающими отдельные государственные должности Российской Федерации, должности федеральной государственной службы, и иными лицами о возникновении личной заинтересованности при исполнении должностных обязанностей, которая приводит или может привести к конфликту интересов, и о внесении изменений в некоторые акты Президента Российской Федерации»</text:span></text:a></text:p>
      <text:p text:style-name="P4"><text:a xlink:type="simple" xlink:href="http://pravo.gov.ru/proxy/ips/?docbody=&amp;nd=102379795&amp;intelsearch=%F3%EA%E0%E7+506" office:target-frame-name="_blank" xlink:show="new" text:style-name="Default_20_Style" text:visited-style-name="Default_20_Style"><text:span text:style-name="T2">Указ Президента Российской Федерации от 10 октября 2015 г. № 506 «Об утверждении Положения о порядке принятия лицами, замещающими отдельные государственные должности Российской Федерации, отдельные должности федеральной государственной службы, почетных и специальных званий, наград и иных знаков отличия иностранных государств, международных организаций, политических партий, иных общественных объединений и других организаций»</text:span></text:a></text:p>
      <text:p text:style-name="P4"><text:a xlink:type="simple" xlink:href="http://pravo.gov.ru/proxy/ips/?docbody=&amp;nd=102368620" office:target-frame-name="_blank" xlink:show="new" text:style-name="Default_20_Style" text:visited-style-name="Default_20_Style"><text:span text:style-name="T2">Указ Президента Российской Федерации от 8 марта 2015 г. № 120 "О некоторых вопросах противодействия коррупции"</text:span></text:a></text:p>
      <text:p text:style-name="P6"><text:a xlink:type="simple" xlink:href="http://pravo.gov.ru/proxy/ips/?docbody=&amp;nd=102353809" office:target-frame-name="_blank" xlink:show="new" text:style-name="Default_20_Style" text:visited-style-name="Default_20_Style"><text:span text:style-name="T2">Указ Президента Российской Федерации от 23 июня 2014 г. № 453 "О внесении изменений в некоторые акты Президента Российской Федерации по вопросам противодействия коррупции"</text:span></text:a></text:p>
      <text:p text:style-name="P6"><text:a xlink:type="simple" xlink:href="http://pravo.gov.ru/proxy/ips/?docbody=&amp;nd=102353813" office:target-frame-name="_blank" xlink:show="new" text:style-name="Default_20_Style" text:visited-style-name="Default_20_Style"><text:soft-page-break/><text:span text:style-name="T2">Указ Президента Российской Федерации от 23 июня 2014 г. № 460 "Об утверждении формы справки о доходах, расходах, об имуществе и обязательствах имущественного характера, и внесении изменений в некоторые акты Президента Российской Федерации"</text:span></text:a></text:p>
      <text:p text:style-name="P4"><text:a xlink:type="simple" xlink:href="http://pravo.gov.ru/proxy/ips/?docbody=&amp;nd=102348935" office:target-frame-name="_blank" xlink:show="new" text:style-name="Default_20_Style" text:visited-style-name="Default_20_Style"><text:span text:style-name="T2">Указ Президента Российской Федерации от 11 апреля 2014 г. № 226 "О Национальном плане противодействия коррупции на 2014-2015 годы"</text:span></text:a></text:p>
      <text:p text:style-name="P4"><text:a xlink:type="simple" xlink:href="http://pravo.gov.ru/proxy/ips/?docbody=&amp;nd=102166580" office:target-frame-name="_blank" xlink:show="new" text:style-name="Default_20_Style" text:visited-style-name="Default_20_Style"><text:span text:style-name="T2">Указ Президента Российской Федерации от 8 июля 2013 г. № 613 "Вопросы противодействия коррупции"</text:span></text:a></text:p>
      <text:p text:style-name="P4"><text:a xlink:type="simple" xlink:href="http://pravo.gov.ru/proxy/ips/?docbody=&amp;nd=102164304" office:target-frame-name="_blank" xlink:show="new" text:style-name="Default_20_Style" text:visited-style-name="Default_20_Style"><text:span text:style-name="T2">Указ Президента Российской Федерации от 2 апреля 2013 г. № 309 "О мерах по реализации отдельных положений Федерального закона "О противодействии коррупции"</text:span></text:a></text:p>
      <text:p text:style-name="P6"><text:a xlink:type="simple" xlink:href="http://pravo.gov.ru/proxy/ips/?docbody=&amp;nd=102164305" office:target-frame-name="_blank" xlink:show="new" text:style-name="Default_20_Style" text:visited-style-name="Default_20_Style"><text:span text:style-name="T2">Указ Президента Российской Федерации от 2 апреля 2013 г. № 310 "О мерах по реализации отдельных положений Федерального закона "О контроле за соответствием расходов лиц, замещающих государственные должности, и иных лиц их доходам"</text:span></text:a></text:p>
      <text:p text:style-name="P6"><text:a xlink:type="simple" xlink:href="http://pravo.gov.ru/proxy/ips/?docbody=&amp;nd=102154482" office:target-frame-name="_blank" xlink:show="new" text:style-name="Default_20_Style" text:visited-style-name="Default_20_Style"><text:span text:style-name="T2">Указ Президента Российской Федерации от 13 марта 2012 г. № 297 "О Национальном плане противодействия коррупции на 2012 — 2013 годы и внесении изменений в некоторые акты Президента Российской Федерации по вопросам противодействия коррупции"</text:span></text:a></text:p>
      <text:p text:style-name="P4"><text:a xlink:type="simple" xlink:href="http://pravo.gov.ru/proxy/ips/?docbody=&amp;nd=102147701" office:target-frame-name="_blank" xlink:show="new" text:style-name="Default_20_Style" text:visited-style-name="Default_20_Style"><text:span text:style-name="T2">Указ Президента Российской Федерации от 20 мая 2011 г. № 657 "О мониторинге правоприменения в Российской Федерации"</text:span></text:a></text:p>
      <text:p text:style-name="P4"><text:a xlink:type="simple" xlink:href="http://pravo.gov.ru/proxy/ips/?docbody=&amp;nd=102145529" office:target-frame-name="_blank" xlink:show="new" text:style-name="Default_20_Style" text:visited-style-name="Default_20_Style"><text:span text:style-name="T2">Указ Президента Российской Федерации от 25 февраля 2011 г. № 233 "О некоторых вопросах организации деятельности президиума Совета при Президенте Российской Федерации по противодействию коррупции"</text:span></text:a></text:p>
      <text:p text:style-name="P4"><text:a xlink:type="simple" xlink:href="http://pravo.gov.ru/proxy/ips/?docbody=&amp;nd=102140280" office:target-frame-name="_blank" xlink:show="new" text:style-name="Default_20_Style" text:visited-style-name="Default_20_Style"><text:span text:style-name="T2">Указ Президента Российской Федерации от 21 июля 2010 г. № 925 "О мерах по реализации отдельных положений Федерального закона "О противодействии коррупции"</text:span></text:a></text:p>
      <text:p text:style-name="P4"><text:a xlink:type="simple" xlink:href="http://pravo.gov.ru/proxy/ips/?docbody=&amp;nd=102139510" office:target-frame-name="_blank" xlink:show="new" text:style-name="Default_20_Style" text:visited-style-name="Default_20_Style"><text:span text:style-name="T2">Указ Президента Российской Федерации от 1 июля 2010 г. № 821 "О комиссиях по соблюдению требований к служебному поведению </text:span><text:soft-page-break/><text:span text:style-name="T2">федеральных государственных служащих и урегулированию конфликта интересов"</text:span></text:a></text:p>
      <text:p text:style-name="P4"><text:a xlink:type="simple" xlink:href="http://pravo.gov.ru/proxy/ips/?docbody=&amp;nd=102137438" office:target-frame-name="_blank" xlink:show="new" text:style-name="Default_20_Style" text:visited-style-name="Default_20_Style"><text:span text:style-name="T2">Указ Президента Российской Федерации от 13 апреля 2010 г. № 460 "О Национальной стратегии противодействия коррупции и Национальном плане противодействия коррупции на 2010 - 2011 годы"</text:span></text:a></text:p>
      <text:p text:style-name="P4"><text:a xlink:type="simple" xlink:href="http://pravo.gov.ru/proxy/ips/?docbody=&amp;nd=102132591" office:target-frame-name="_blank" xlink:show="new" text:style-name="Default_20_Style" text:visited-style-name="Default_20_Style"><text:span text:style-name="T2">Указ Президента Российской Федерации от 21 сентября 2009 г. № 1065 "О проверке достоверности и полноты сведений, представляемых гражданами, претендующими на замещение должностей федеральной государственной службы, и федеральными государственными служащими, и соблюдения федеральными государственными служащими требований к служебному поведению"</text:span></text:a></text:p>
      <text:p text:style-name="P6"><text:a xlink:type="simple" xlink:href="http://pravo.gov.ru/proxy/ips/?docbody=&amp;nd=102129667" office:target-frame-name="_blank" xlink:show="new" text:style-name="Default_20_Style" text:visited-style-name="Default_20_Style"><text:span text:style-name="T2">Указ Президента Российской Федерации от 18 мая 2009 г. № 557 "Об утверждении перечня должностей федеральной государственной службы, при назначении на которые граждане и при замещении которых федеральные государственные служащие обязаны представлять сведения о своих доходах, об имуществе и обязательствах имущественного характера, а также сведения о доходах, об имуществе и обязательствах имущественного характера своих супруги (супруга) и несовершеннолетних детей"</text:span></text:a></text:p>
      <text:p text:style-name="P6"><text:a xlink:type="simple" xlink:href="http://pravo.gov.ru/proxy/ips/?docbody=&amp;nd=102129669" office:target-frame-name="_blank" xlink:show="new" text:style-name="Default_20_Style" text:visited-style-name="Default_20_Style"><text:span text:style-name="T2">Указ Президента Российской Федерации от 18 мая 2009 г. № 559 "О представлении гражданами, претендующими на замещение должностей федеральной государственной службы, и федеральными государственными служащими сведений о доходах, об имуществе и обязательствах имущественного характера"</text:span></text:a></text:p>
      <text:p text:style-name="P4"><text:a xlink:type="simple" xlink:href="http://pravo.gov.ru/proxy/ips/?docbody=&amp;nd=102122053" office:target-frame-name="_blank" xlink:show="new" text:style-name="Default_20_Style" text:visited-style-name="Default_20_Style"><text:span text:style-name="T2">Указ Президента Российской Федерации от 19 мая 2008 г. № 815 "О мерах по противодействию коррупции"</text:span></text:a></text:p>
      <text:p text:style-name="P4"><text:a xlink:type="simple" xlink:href="http://pravo.gov.ru/proxy/ips/?docbody=&amp;nd=102077440" office:target-frame-name="_blank" xlink:show="new" text:style-name="Default_20_Style" text:visited-style-name="Default_20_Style"><text:span text:style-name="T2">Указ Президента Российской Федерации от 12 августа 2002 г. № 885 "Об утверждении общих принципов служебного поведения государственных служащих"</text:span></text:a></text:p>
      <text:p text:style-name="P4"><text:a xlink:type="simple" xlink:href="http://pravo.gov.ru/proxy/ips/?docbody=&amp;nd=102046005" office:target-frame-name="_blank" xlink:show="new" text:style-name="Default_20_Style" text:visited-style-name="Default_20_Style"><text:span text:style-name="T2">Указ Президента Российской Федерации от 6 марта 1997 г. № 188 "Об утверждении перечня сведений конфиденциального характера"</text:span></text:a></text:p>
      <text:list text:style-name="WWNum2">
        <text:list-item>
          <text:h text:style-name="P5" text:outline-level="2"><text:span text:style-name="T5">Постановления Правительства Российской Федерации</text:span></text:h>
        </text:list-item>
      </text:list>
      <text:p text:style-name="P6"><text:a xlink:type="simple" xlink:href="http://pravo.gov.ru/proxy/ips/?docbody=&amp;nd=102463022&amp;intelsearch=%CF%EE%F1%F2%E0%ED%EE%E2%EB%E5%ED%E8%E5+%CF%F0%E0%E2%E8%F2%E5%EB%FC%F1%F2%E2%E0+%D0%EE%F1%F1%E8%E9%F1%EA%EE%E9+%D4%E5%E4%E5%F0%E0%F6%E8%E8+%EE%F2+5+%EC%E0%F0%F2%E0+2018+%E3.+%B9+228+%AB%CE+%F0%E5%E5%F1%F2%F0%E5+%EB%E8%F6%2C+%F3%E2%EE%EB%E5%ED%ED%FB%F5+%E2+%F1%E2%FF%E7%E8+%F1+%F3%F2%F0%E0%F2%EE%E9+%E4%EE%E2%E5%F0%E8%FF%BB" office:target-frame-name="_blank" xlink:show="new" text:style-name="Default_20_Style" text:visited-style-name="Default_20_Style"><text:soft-page-break/><text:span text:style-name="T2">Постановление Правительства Российской Федерации от 5 марта 2018 г. № 228 «О реестре лиц, уволенных в связи с утратой доверия»</text:span></text:a></text:p>
      <text:p text:style-name="P4"><text:a xlink:type="simple" xlink:href="http://pravo.gov.ru/proxy/ips/?docbody=&amp;nd=102366631&amp;intelsearch=%EF%EE%F1%F2%E0%ED%EE%E2%EB%E5%ED%E8%E5+%EF%F0%E0%E2%E8%F2%E5%EB%FC%F1%F2%E2%E0+29+%EF%F0%E0%E2%E8%EB+%F1%EE%EE%E1%F9%E5%ED%E8%FF" office:target-frame-name="_blank" xlink:show="new" text:style-name="Default_20_Style" text:visited-style-name="Default_20_Style"><text:span text:style-name="T3">Постановление Правительства Российской Федерации от 21 января 2015 г. № 29 "Об утверждении Правил сообщения работодателем о заключении трудового или гражданско-правового договора на выполнение работ (оказание услуг) с гражданином, замещавшим должности государственной или муниципальной службы, перечень которых устанавливается нормативными правовыми актами Российской Федерации"</text:span></text:a></text:p>
      <text:p text:style-name="P4"><text:a xlink:type="simple" xlink:href="http://pravo.gov.ru/proxy/ips/?docbody=&amp;nd=102170581&amp;intelsearch=%EF%EE%F1%F2%E0%ED%EE%E2%EB%E5%ED%E8%E5+%EF%F0%E0%E2%E8%F2%E5%EB%FC%F1%F2%E2%E0+10+%EF%EE%E4%E0%F0%EA%EE%E2" office:target-frame-name="_blank" xlink:show="new" text:style-name="Default_20_Style" text:visited-style-name="Default_20_Style"><text:span text:style-name="T2">Постановление Правительства Российской Федерации от 09.01.2014 № 10 "О порядке сообщения отдельными категориями лиц о получении подарка в связи с их должностным положением или исполнением ими служебных (должностных) обязанностей, сдачи и оценки подарка, реализации (выкупа) и зачисления средств, вырученных от его реализации"</text:span></text:a></text:p>
      <text:p text:style-name="P4"><text:a xlink:type="simple" xlink:href="http://pravo.gov.ru/proxy/ips/?docbody=&amp;nd=102166497&amp;intelsearch=%EF%EE%F1%F2%E0%ED%EE%E2%EB%E5%ED%E8%E5+%EF%F0%E0%E2%E8%F2%E5%EB%FC%F1%F2%E2%E0+568+%EA%EE%F0%F0%F3%EF%F6%E8%E8f" office:target-frame-name="_blank" xlink:show="new" text:style-name="Default_20_Style" text:visited-style-name="Default_20_Style"><text:span text:style-name="T2">Постановление Правительства Российской Федерации от 05.07.2013 № 568 "О распространении на отдельные категории граждан ограничений, запретов и обязанностей, установленных Федеральным законом "О противодействии коррупции" и другими федеральными законами в целях противодействия коррупции"</text:span></text:a></text:p>
      <text:p text:style-name="P4"><text:a xlink:type="simple" xlink:href="http://pravo.gov.ru/proxy/ips/?docbody=&amp;nd=102163735&amp;intelsearch=%EF%EE%F1%F2%E0%ED%EE%E2%EB%E5%ED%E8%E5+%EF%F0%E0%E2%E8%F2%E5%EB%FC%F1%F2%E2%E0+207+%F1%E2%E5%E4%E5%ED%E8%E9+%EE+%E4%EE%F5%EE%E4%E0%F5" office:target-frame-name="_blank" xlink:show="new" text:style-name="Default_20_Style" text:visited-style-name="Default_20_Style"><text:span text:style-name="T2">Постановление Правительства Российской Федерации от 13.03.2013 № 207 "Об утверждении Правил проверки достоверности и полноты сведений о доходах, об имуществе и обязательствах имущественного характера, представляемых гражданами, претендующими на замещение должностей руководителей федеральных государственных учреждений, и лицами, замещающими эти должности"</text:span></text:a></text:p>
      <text:p text:style-name="P4"><text:a xlink:type="simple" xlink:href="http://pravo.gov.ru/proxy/ips/?docbody=&amp;nd=102163736&amp;intelsearch=%EF%EE%F1%F2%E0%ED%EE%E2%EB%E5%ED%E8%E5+%EF%F0%E0%E2%E8%F2%E5%EB%FC%F1%F2%E2%E0+208+%F1%E2%E5%E4%E5%ED%E8%E9+%EE+%E4%EE%F5%EE%E4%E0%F5" office:target-frame-name="_blank" xlink:show="new" text:style-name="Default_20_Style" text:visited-style-name="Default_20_Style"><text:span text:style-name="T2">Постановление Правительства Российской Федерации от 13.03.2013 № 208 "Об утверждении Правил представления лицом, поступающим на работу на должность руководителя федерального государственного учреждения, а также руководителем федерального государственного учреждения сведений о своих доходах, об имуществе и обязательствах имущественного характера и о доходах, об имуществе и обязательствах имущественного характера своих супруга (супруги) и несовершеннолетних детей"</text:span></text:a></text:p>
      <text:p text:style-name="P4"><text:a xlink:type="simple" xlink:href="http://pravo.gov.ru/proxy/ips/?docbody=&amp;nd=102136170&amp;intelsearch=%EF%EE%F1%F2%E0%ED%EE%E2%EB%E5%ED%E8%E5+%EF%F0%E0%E2%E8%F2%E5%EB%FC%F1%F2%E2%E0+96+%FD%EA%F1%EF%E5%F0%F2%E8%E7%E0" office:target-frame-name="_blank" xlink:show="new" text:style-name="Default_20_Style" text:visited-style-name="Default_20_Style"><text:soft-page-break/><text:span text:style-name="T3">Постановление Правительства Российской Федерации от 26.02.2010 № 96 "Об антикоррупционной экспертизе нормативных правовых актов и проектов нормативных правовых актов" (вместе с "Правилами проведения антикоррупционной экспертизы нормативных правовых актов и проектов нормативных правовых актов" и "Методикой проведения антикоррупционной экспертизы нормативных правовых актов и проектов нормативных правовых актов")</text:span></text:a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7"><text:a xlink:type="simple" xlink:href="http://gov.tuva.ru/upload/iblock/ffa/%D0%97%D0%B0%D0%BA%D0%BE%D0%BD%20%D0%A0%D0%A2%20%E2%84%96%201739%20%D0%92%D0%A5-1%20%D0%9E%20%D0%B2%D0%BE%D0%BF%D1%80%D0%BE%D1%81%D0%B0%D1%85%20%D0%B3%D0%BE%D1%81%D1%83%D0%B4%D0%B0%D1%80%D1%81%D1%82%D0%B2%D0%B5%D0%BD%D0%BD%D0%BE%D0%B9%20%D0%B3%D1%80%D0%B0%D0%B6%D0%B4%D0%B0%D0%BD%D1%81%D0%BA%D0%BE%D0%B9%20%D1%81%D0%BB%D1%83%D0%B6%D0%B1%D1%8B%20%D0%A0%D0%A2.doc" text:style-name="Default_20_Style" text:visited-style-name="Default_20_Style"><text:span text:style-name="T6">Закон Республики Тыва от 21.04.2006 № 1739 ВХ-1 </text:span></text:a><text:span text:style-name="T9">(317.5 КБ) <text:line-break/>"О вопросах государственной гражданской службы Республики Тыва"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a xlink:type="simple" xlink:href="http://gov.tuva.ru/upload/iblock/54d/%D0%97%D0%B0%D0%BA%D0%BE%D0%BD%20%D0%A0%D0%A2%20%E2%84%96%201289%20%D0%92%D0%A5-1%20%D0%9E%20%D0%B2%D0%BD%D0%B5%D1%81%D0%B5%D0%BD%D0%B8%D0%B8%20%D0%B8%D0%B7%D0%BC%D0%B5%D0%BD%D0%B5%D0%BD%D0%B8%D0%B9%20%D0%B2%20%D0%BD%D0%B5%D0%BA%D0%BE%D1%82%D0%BE%D1%80%D1%8B%D0%B5%20%D0%B7%D0%B0%D0%BA%D0%BE%D0%BD%D0%BE%D0%B4%D0%B0%D1%82%D0%B5%D0%BB%D1%8C%D0%BD%D1%8B%D0%B5%20%D0%B0%D0%BA%D1%82%D1%8B.doc" text:style-name="Default_20_Style" text:visited-style-name="Default_20_Style"><text:span text:style-name="T6">Закон Республики Тыва от 18.05.2012 N 1289 ВХ-1 </text:span></text:a><text:span text:style-name="T9">(55 КБ) <text:line-break/>"О внесении изменений в некоторые законодательные акты Республики Тыва в связи с совершенствованием государственного управления в области противодействия коррупции"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a xlink:type="simple" xlink:href="http://gov.tuva.ru/upload/iblock/c2c/%D0%97%D0%B0%D0%BA%D0%BE%D0%BD%20%D0%A0%D0%A2%20%E2%84%96%202613%20%D0%92%D0%A5-1%20%D0%9E%20%D0%BF%D0%BE%D1%80%D1%8F%D0%B4%D0%BA%D0%B5%20%D0%BE%D1%81%D0%B2%D0%BE%D0%B1%D0%BE%D0%B6%D0%B4%D0%B5%D0%BD%D0%B8%D1%8F%20%D0%BE%D1%82%20%D0%B4%D0%BE%D0%BB%D0%B6%D0%BD%D0%BE%D1%81%D1%82%D0%B8%20...%20%D0%B2%20%D1%81%D0%B2%D1%8F%D0%B7%D0%B8%20%D1%81%20%D1%83%D1%82%D1%80%D0%B0%D1%82%D0%BE%D0%B9%20%D0%B4%D0%BE%D0%B2%D0%B5%D1%80%D0%B8%D1%8F.doc" text:style-name="Default_20_Style" text:visited-style-name="Default_20_Style"><text:span text:style-name="T6">Закон Республики Тыва от 01.07.2014 N 2613 ВХ-1 </text:span></text:a><text:span text:style-name="T9">(42.5 КБ) <text:line-break/>"О порядке освобождения от должности лиц, замещающих государственные должности Республики Тыва, в связи с утратой доверия"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a xlink:type="simple" xlink:href="http://publication.pravo.gov.ru/Document/View/1700201802220005" office:target-frame-name="_blank" xlink:show="new" text:style-name="Default_20_Style" text:visited-style-name="Default_20_Style"><text:span text:style-name="T6">Закон Республики Тыва от 21.02.2018 N 359-ЗРТ</text:span></text:a><text:span text:style-name="T9"> <text:line-break/>"О порядке представления гражданами, претендующими на замещение муниципальной должности, должности председателя администрации по контракту, и лицами, замещающими указанные должности, сведений о доходах, расходах, об имуществе и обязательствах имущественного характера и порядке проверки достоверности и полноты указанных сведений"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a xlink:type="simple" xlink:href="http://publication.pravo.gov.ru/Document/View/1700201805030002" office:target-frame-name="_blank" xlink:show="new" text:style-name="Default_20_Style" text:visited-style-name="Default_20_Style"><text:span text:style-name="T6">Закон Республики Тыва от 25.04.2018 г. № 368-ЗРТ</text:span></text:a><text:span text:style-name="T9"> <text:line-break/>"О регулировании отдельных отношений в сфере муниципальной службы в Республике Тыва"</text:span></text:p>
            <text:p text:style-name="P13"/>
          </table:table-cell>
        </table:table-row>
      </table:table>
      <text:h text:style-name="P8" text:outline-level="3"><text:span text:style-name="T10">Постановления Правительства Республики Тыва</text:span></text:h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7"><text:a xlink:type="simple" xlink:href="http://gov.tuva.ru/upload/iblock/60c/2%20%D0%9F%D0%BE%D1%81%D1%82%D0%B0%D0%BD%D0%BE%D0%B2%D0%BB%D0%B5%D0%BD%D0%B8%D0%B5%20%D0%9F%D1%80%D0%B0%D0%B2%D0%B8%D1%82%D0%B5%D0%BB%D1%8C%D1%81%D1%82%D0%B2%D0%B0%20%D0%A0%D0%A2%20%E2%84%96%20135%20%D0%9E%20%D0%BF%D0%BE%D1%80%D1%8F%D0%B4%D0%BA%D0%B5%20%D0%BF%D1%80%D0%B5%D0%B4%D1%81%D1%82%D0%B0%D0%B2%D0%BB%D0%B5%D0%BD%D0%B8%D1%8F%20%D0%BB%D0%B8%D1%86%D0%BE%D0%BC.doc" text:style-name="Default_20_Style" text:visited-style-name="Default_20_Style"><text:span text:style-name="T8">Постановление Правительства Республики Тыва от 15.03.2013 № 135</text:span></text:a><text:span text:style-name="T12"> (391 КБ) <text:line-break/>"О Порядке представления лицом, поступающим на должность руководителя государственного учреждения Республики Тыва, руководителем государственного учреждения Республики Тыва сведений о своих доходах, об имуществе и обязательствах имущественного характера, а также о доходах, об имуществе и обязательствах имущественного характера своих супруги (супруга) и несовершеннолетних детей"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a xlink:type="simple" xlink:href="http://gov.tuva.ru/upload/iblock/cd5/3%20%D0%9F%D0%BE%D1%81%D1%82%D0%B0%D0%BD%D0%BE%D0%B2%D0%BB%D0%B5%D0%BD%D0%B8%D0%B5%20%D0%9F%D1%80%D0%B0%D0%B2%D0%B8%D1%82%D0%B5%D0%BB%D1%8C%D1%81%D1%82%D0%B2%D0%B0%20%D0%A0%D0%A2%20%E2%84%96%20212%20%D0%9E%D0%B1%20%D1%83%D1%82%D0%B2%D0%B5%D1%80%D0%B6%D0%B4%D0%B5%D0%BD%D0%B8%D0%B8%20%D0%BF%D1%80%D0%B0%D0%B2%D0%B8%D0%BB%20%D0%BF%D1%80%D0%BE%D0%B2%D0%B5%D1%80%D0%BA%D0%B8%20%D0%B4%D0%BE%D1%81%D1%82%D0%BE%D0%B2%D0%B5%D1%80%D0%BD%D0%BE%D1%81%D1%82%D0%B8.doc" text:style-name="Default_20_Style" text:visited-style-name="Default_20_Style"><text:span text:style-name="T8">Постановление Правительства Республики Тыва от 18.04.2013 № 212</text:span></text:a><text:span text:style-name="T12"> (42.5 КБ) <text:line-break/>"Об утверждении Правил проверки достоверности и полноты сведений о доходах, об имуществе и обязательствах имущественного характера, представляемых лицами, претендующими на замещение должности руководителя государственного учреждения Республики Тыва, и руководителями государственных учреждений Республики Тыва"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a xlink:type="simple" xlink:href="http://gov.tuva.ru/upload/iblock/062/24.docx" text:style-name="Default_20_Style" text:visited-style-name="Default_20_Style"><text:span text:style-name="T8">Постановление Правительства Республики Тыва от 28 января 2014 г. № 24</text:span></text:a><text:span text:style-name="T12"> (18.7 КБ) <text:line-break/>О порядке сообщения отдельными категориями лиц о получении подарка в связи с их должностным<text:line-break/>положением или исполнением ими служебных (должностных) обязанностей, сдачи и оценки подарка, реализации (выкупа) и зачисления средств, вырученных от его реализации<text:line-break/> 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a xlink:type="simple" xlink:href="http://publication.pravo.gov.ru/Document/View/1700201601140002" office:target-frame-name="_blank" xlink:show="new" text:style-name="Default_20_Style" text:visited-style-name="Default_20_Style"><text:span text:style-name="T8">Постановление Правительства Республики Тыва от 13.01.2016 № 2</text:span></text:a><text:span text:style-name="T12"> <text:line-break/></text:span><text:soft-page-break/><text:span text:style-name="T12">"Об утверждении Правил сообщения работодателем о заключении трудового или гражданско-правового договора на выполнение работ (оказание услуг) с гражданином, замещавшим должности государственной службы, перечень которых установлен Указом Председателя Правительства Республики Тыва от 29 ноября 2011 г. № 204 "О мерах по реализации положений Федерального закона "О противодействии коррупции"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a xlink:type="simple" xlink:href="http://publication.pravo.gov.ru/Document/View/1700201806250009" office:target-frame-name="_blank" xlink:show="new" text:style-name="Default_20_Style" text:visited-style-name="Default_20_Style"><text:span text:style-name="T8">Постановление Правительства Республики Тыва от 21.06.2018 N 311</text:span></text:a><text:span text:style-name="T12"> <text:line-break/>"Об утверждении Порядка организации и проведения антикоррупционной экспертизы нормативных правовых актов Республики Тыва и их проектов</text:span></text:p>
            <text:p text:style-name="P14"/>
          </table:table-cell>
        </table:table-row>
      </table:table>
      <text:h text:style-name="P8" text:outline-level="3"><text:span text:style-name="T10">Указы Главы Республики Тыва</text:span></text:h>
      <text:list text:style-name="WWNum3">
        <text:list-item>
          <text:p text:style-name="P9"><text:a xlink:type="simple" xlink:href="http://gov.tuva.ru/content/2002/" text:style-name="Default_20_Style" text:visited-style-name="Default_20_Style"><text:span text:style-name="T7">Указ Главы Республики Тыва от 25 мая 2016 г. № 61 "О плане противодействия коррупции на 2016-2017 годы"</text:span></text:a></text:p>
        </text:list-item>
        <text:list-item>
          <text:p text:style-name="P11"><text:a xlink:type="simple" xlink:href="http://gov.tuva.ru/content/1590/" text:style-name="Default_20_Style" text:visited-style-name="Default_20_Style"><text:span text:style-name="T7">Указ Главы - Председателя Правительства Республики Тыва от 02.05.2012 № 137 (ред. от 30.07.2013) "Об утверждении Порядка размещения сведений о доходах, расходах, об имуществе и обязательствах имущественного характера лиц, замещающих государственные ...</text:span></text:a></text:p>
        </text:list-item>
        <text:list-item>
          <text:p text:style-name="P11"><text:a xlink:type="simple" xlink:href="http://gov.tuva.ru/content/1586/" text:style-name="Default_20_Style" text:visited-style-name="Default_20_Style"><text:span text:style-name="T7">Указ Главы Республики Тыва от 06.10.2014 № 208 "О внесении изменений в некоторые акты Председателя Правительства Республики Тыва по вопросам противодействия коррупции"</text:span></text:a></text:p>
        </text:list-item>
        <text:list-item>
          <text:p text:style-name="P11"><text:a xlink:type="simple" xlink:href="http://gov.tuva.ru/content/1588/" text:style-name="Default_20_Style" text:visited-style-name="Default_20_Style"><text:span text:style-name="T7">Указ Главы Республики Тыва от 19.02.2014 № 70 "Об утверждении порядка уведомления государственными гражданскими служащими Республики Тыва представителя нанимателя о намерении выполнять иную оплачиваемую работу"</text:span></text:a></text:p>
        </text:list-item>
        <text:list-item>
          <text:p text:style-name="P11"><text:a xlink:type="simple" xlink:href="http://gov.tuva.ru/content/1596/" text:style-name="Default_20_Style" text:visited-style-name="Default_20_Style"><text:span text:style-name="T7">Указ Председателя Правительства Республики Тыва от 01.12.2009 № 266 (ред. от 06.10.2014) "О предоставлении гражданами, претендующими на замещение государственных должностей Республики Тыва, и лицами, замещающими государственные должности Республики ...</text:span></text:a></text:p>
        </text:list-item>
        <text:list-item>
          <text:p text:style-name="P11"><text:a xlink:type="simple" xlink:href="http://gov.tuva.ru/content/1593/" text:style-name="Default_20_Style" text:visited-style-name="Default_20_Style"><text:span text:style-name="T7">Указ Председателя Правительства Республики Тыва от 07.06.2011 № 78 (ред. от 06.10.2014) "О проверке достоверности и полноты сведений, представляемых гражданами, претендующими на замещение государственных должностей Республики Тыва, и лицами, замещающим...</text:span></text:a></text:p>
        </text:list-item>
        <text:list-item>
          <text:p text:style-name="P11"><text:a xlink:type="simple" xlink:href="http://gov.tuva.ru/content/1594/" text:style-name="Default_20_Style" text:visited-style-name="Default_20_Style"><text:span text:style-name="T7">Указ Председателя Правительства Республики Тыва от 11.05.2011 № 70 "О Кодексе этики и поведения государственных гражданских служащих Республики ...</text:span></text:a></text:p>
        </text:list-item>
        <text:list-item>
          <text:p text:style-name="P11"><text:a xlink:type="simple" xlink:href="http://gov.tuva.ru/content/1597/" text:style-name="Default_20_Style" text:visited-style-name="Default_20_Style"><text:span text:style-name="T7">Указ Председателя Правительства Республики Тыва от 11.08.2009 № 184 (ред. от 06.10.2014) "О предоставлении гражданами, претендующими на замещение должностей государственной службы Республики Тыва, и государственными служащими Республики Тыва сведений ...</text:span></text:a></text:p>
        </text:list-item>
        <text:list-item>
          <text:p text:style-name="P11"><text:a xlink:type="simple" xlink:href="http://gov.tuva.ru/content/1592/" text:style-name="Default_20_Style" text:visited-style-name="Default_20_Style"><text:span text:style-name="T7">Указ Председателя Правительства Республики Тыва от 17.11.2011 № 193 (ред. от 06.10.2014) "Об утверждении Положения о комиссиях по соблюдению требований к служебному поведению государственных гражданских служащих Республики Тыва и урегулированию конфл...</text:span></text:a></text:p>
        </text:list-item>
        <text:list-item>
          <text:p text:style-name="P11"><text:a xlink:type="simple" xlink:href="http://gov.tuva.ru/content/1598/" text:style-name="Default_20_Style" text:visited-style-name="Default_20_Style"><text:span text:style-name="T7">Указ Председателя Правительства Республики Тыва от 27.07.2009 № 163 (ред. от 05.05.2014) "Об утверждении перечня должностей государственной гражданской службы Республики Тыва, при назначении на которые граждане и при замещении которых государственные ...</text:span></text:a></text:p>
        </text:list-item>
        <text:list-item>
          <text:p text:style-name="P11"><text:a xlink:type="simple" xlink:href="http://gov.tuva.ru/content/1591/" text:style-name="Default_20_Style" text:visited-style-name="Default_20_Style"><text:span text:style-name="T7">Указ Председателя Правительства Республики Тыва от 29.11.2011 № 204 (ред. от 23.03.2012) "О мерах по реализации отдельных положений Федерального закона "О противодействии коррупции"</text:span></text:a></text:p>
        </text:list-item>
        <text:list-item>
          <text:p text:style-name="P10"><text:a xlink:type="simple" xlink:href="http://gov.tuva.ru/content/1595/" text:style-name="Default_20_Style" text:visited-style-name="Default_20_Style"><text:span text:style-name="T7">Указ Председателя Правительства Республики Тыва от 30.12.2009 № 320 (ред. от 06.10.2014) "О проверке достоверности и полноты сведений, </text:span><text:soft-page-break/><text:span text:style-name="T7">представляемых гражданами, претендующими на замещение должностей государственной гражданской службы Республики Тыва ...</text:span></text:a></text:p>
        </text:list-item>
      </text:list>
      <text:p text:style-name="P12"><text:span text:style-name="T11"> 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7"><text:a xlink:type="simple" xlink:href="http://publication.pravo.gov.ru/Document/View/1700201709180003" office:target-frame-name="_blank" xlink:show="new" text:style-name="Default_20_Style" text:visited-style-name="Default_20_Style"><text:span text:style-name="T6">Указ Главы Республики Тыва от 12.09.2017 № 175</text:span></text:a><text:span text:style-name="T9"> <text:line-break/>"Об утверждении состава президиума комиссии по координации работы по противодействию коррупции в Республике Тыва и о внесении изменения в пункт 4.9 Положения о комиссии по координации работы по противодействию коррупции в Республике Тыва"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a xlink:type="simple" xlink:href="http://publication.pravo.gov.ru/Document/View/1700201705190012" office:target-frame-name="_blank" xlink:show="new" text:style-name="Default_20_Style" text:visited-style-name="Default_20_Style"><text:span text:style-name="T6">Указ Главы Республики Тыва от 16.05.2017 № 100</text:span></text:a><text:span text:style-name="T9"> <text:line-break/>"О Республиканской экспертной группе по вопросам противодействия коррупции"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a xlink:type="simple" xlink:href="http://publication.pravo.gov.ru/Document/View/1700201804170008" office:target-frame-name="_blank" xlink:show="new" text:style-name="Default_20_Style" text:visited-style-name="Default_20_Style"><text:span text:style-name="T6">Указ Главы Республики Тыва от 11.04.2018 № 74</text:span></text:a><text:span text:style-name="T9"> <text:line-break/>"Об утверждении Перечня должностей, замещение которых влечет за собой размещение сведений о доходах, расходах, об имуществе и обязательствах имущественного характера, а также сведений о доходах, расходах, об имуществе и обязательствах имущественного характера их супруг (супругов) и несовершеннолетних детей на официальном сайте Республики Тыва в информационно-телекоммуникационной сети "Интернет" и внесении изменений в Указ Главы - Председателя Правительства Республики Тыва от 2 мая 2012 г. № 137"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a xlink:type="simple" xlink:href="http://publication.pravo.gov.ru/Document/View/1700201707280002" office:target-frame-name="_blank" xlink:show="new" text:style-name="Default_20_Style" text:visited-style-name="Default_20_Style"><text:span text:style-name="T6">Указ Главы Республики Тыва от 21.07.2017 № 140</text:span></text:a><text:span text:style-name="T9"> <text:line-break/>"Об утверждении Положения о порядке получения руководителем органа исполнительной власти Республики Тыва, замещающим должность государственной гражданской службы Республики Тыва, государственным гражданским служащим Республики Тыва в Администрации Главы Республики Тыва и Аппарате Правительства Республики Тыва разрешения на участие на безвозмездной основе в управлении отдельными некоммерческими организациями"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a xlink:type="simple" xlink:href="http://publication.pravo.gov.ru/Document/View/1700201711220005" office:target-frame-name="_blank" xlink:show="new" text:style-name="Default_20_Style" text:visited-style-name="Default_20_Style"><text:span text:style-name="T6">Указ Главы Республики Тыва от 13.11.2017 № 209</text:span></text:a><text:span text:style-name="T9"> <text:line-break/>"О проверке достоверности и полноты сведений о доходах, об имуществе и обязательствах имущественного характера, представляемых гражданами, претендующими на замещение должностей муниципальной службы, включенных в соответствующий перечень, муниципальными служащими, и соблюдения муниципальными служащими требований к служебному поведению"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a xlink:type="simple" xlink:href="http://publication.pravo.gov.ru/Document/View/1700201808030002" office:target-frame-name="_blank" xlink:show="new" text:style-name="Default_20_Style" text:visited-style-name="Default_20_Style"><text:span text:style-name="T6">Указ Главы Республики Тыва от 30.07.2018 № 147</text:span></text:a><text:span text:style-name="T9"> <text:line-break/>"О плане противодействия коррупции в Республике Тыва на 2018-2020 годы"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a xlink:type="simple" xlink:href="http://publication.pravo.gov.ru/Document/View/1700201802050011" office:target-frame-name="_blank" xlink:show="new" text:style-name="Default_20_Style" text:visited-style-name="Default_20_Style"><text:span text:style-name="T6">Указ Главы Республики Тыва от 31.01.2018 № 31</text:span></text:a><text:span text:style-name="T9"> <text:line-break/>"О мерах по совершенствованию недопущения возникновения конфликта интересов лицами, замещающими государственные должности Республики Тыва, и государственными гражданскими служащими Республики Тыва"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a xlink:type="simple" xlink:href="http://gov.tuva.ru/upload/iblock/be3/192.docx" text:style-name="Default_20_Style" text:visited-style-name="Default_20_Style"><text:span text:style-name="T6">Указ Главы Республики Тыва от 14.10.2015 N 192</text:span></text:a><text:span text:style-name="T9"> (28.1 КБ) <text:line-break/>"Об образовании комиссии по координации работы по противодействию коррупции в Республике Тыва"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a xlink:type="simple" xlink:href="http://gov.tuva.ru/upload/iblock/ec1/5.docx" text:style-name="Default_20_Style" text:visited-style-name="Default_20_Style"><text:span text:style-name="T6">Указ Главы Республики Тыва от 12.01.2016 N 5</text:span></text:a><text:span text:style-name="T9"> (12.7 КБ) <text:line-break/>"О наделении полномочиями по направлению запросов в кредитные организации, налоговые органы Российской Федерации и органы, осуществляющие государственную регистрацию прав на недвижимое имущество и сделок с ним, при осуществлении проверок в целях противодействия коррупции"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a xlink:type="simple" xlink:href="http://gov.tuva.ru/upload/iblock/c4e/151.docx" text:style-name="Default_20_Style" text:visited-style-name="Default_20_Style"><text:span text:style-name="T6">Указ Главы Республики Тыва от 07.09.2015 N 151</text:span></text:a><text:span text:style-name="T9"> (13.4 КБ) <text:line-break/>"Об утверждении Перечня должностей государственной гражданской службы Республики Тыва, при замещении которых государственным гражданским служащим Республики Тыва запрещается открывать и иметь счета (вклады), хранить наличные денежные средства и ценности в иностранных банках, расположенных за пределами территории Российской Федерации, владеть и (или) пользоваться иностранными </text:span><text:soft-page-break/><text:span text:style-name="T9">финансовыми инструментами"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a xlink:type="simple" xlink:href="http://publication.pravo.gov.ru/Document/View/1700201706300002" office:target-frame-name="_blank" xlink:show="new" text:style-name="Default_20_Style" text:visited-style-name="Default_20_Style"><text:span text:style-name="T6">Указ Главы Республики Тыва от 30.06.2017 № 125</text:span></text:a><text:span text:style-name="T9"> <text:line-break/>"Об особенности регулирования труда работников организаций, создаваемых для выполнения задач, поставленных перед государственными органами Республики Тыва"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a xlink:type="simple" xlink:href="http://publication.pravo.gov.ru/Document/View/1700201609090001" office:target-frame-name="_blank" xlink:show="new" text:style-name="Default_20_Style" text:visited-style-name="Default_20_Style"><text:span text:style-name="T6">Указ Главы Республики Тыва от 05.09.2016 № 139</text:span></text:a><text:span text:style-name="T9"> <text:line-break/>"О некоторых вопросах организации работы по профилактике коррупционных и иных правонарушений в Республике Тыва"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a xlink:type="simple" xlink:href="http://publication.pravo.gov.ru/Document/View/1700201601190010" office:target-frame-name="_blank" xlink:show="new" text:style-name="Default_20_Style" text:visited-style-name="Default_20_Style"><text:span text:style-name="T6">Указ Главы Республики Тыва от 12.01.2016 № 6</text:span></text:a><text:span text:style-name="T9"> <text:line-break/>"Об утверждении порядка принятия решения об осуществлении контроля за расходами лиц, замещающих государственные должности Республики Тыва, должности государственной гражданской службы Республики Тыва, а также за расходами их супруг (супругов) и несовершеннолетних детей"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a xlink:type="simple" xlink:href="http://publication.pravo.gov.ru/Document/View/1700201603180005" office:target-frame-name="_blank" xlink:show="new" text:style-name="Default_20_Style" text:visited-style-name="Default_20_Style"><text:span text:style-name="T6">Указ Главы Республики Тыва от 10.03.2016 № 27</text:span></text:a><text:span text:style-name="T9"> <text:line-break/>"О порядке сообщения лицами, замещающими государственные должности Республики Тыва, должности государственной гражданской службы Республики Тыва о возникновении личной заинтересованности при исполнении должностных обязанностей, которая приводит или может привести к конфликту интересов"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a xlink:type="simple" xlink:href="http://publication.pravo.gov.ru/Document/View/1700201509110003" office:target-frame-name="_blank" xlink:show="new" text:style-name="Default_20_Style" text:visited-style-name="Default_20_Style"><text:span text:style-name="T6">Указ Главы Республики Тыва от 07.09.2015 № 152</text:span></text:a><text:span text:style-name="T9"> <text:line-break/>"Об утверждении Положения о порядке уведомления государственными гражданскими служащими Республики Тыва, назначаемыми и освобождаемыми от должности Главой Республики Тыва, о фактах обращения в целях склонения их к совершению коррупционных правонарушений, регистрации такого уведомления и организации проверки содержащихся в уведомлении сведений"</text:span></text:p>
          </table:table-cell>
        </table:table-row>
      </table:table>
      <text:h text:style-name="P15" text:outline-level="3"><text:bookmark text:name="_GoBack"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T Sans" svg:font-family="'PT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yan</meta:initial-creator>
    <dc:creator>ayan</dc:creator>
    <meta:editing-cycles>2</meta:editing-cycles>
    <meta:creation-date>2022-10-31T04:26:00</meta:creation-date>
    <dc:date>2022-10-31T04:36:00</dc:date>
    <meta:editing-duration>PT10M</meta:editing-duration>
    <meta:generator>LibreOffice/7.4.2.3$Linux_X86_64 LibreOffice_project/40$Build-3</meta:generator>
    <meta:document-statistic meta:table-count="3" meta:image-count="0" meta:object-count="0" meta:page-count="9" meta:paragraph-count="85" meta:word-count="2433" meta:character-count="18975" meta:non-whitespace-character-count="16600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